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top="0.152cm" fo:margin-bottom="0.011cm" loext:contextual-spacing="false"/>
    </style:style>
    <style:style style:name="P2" style:family="paragraph" style:parent-style-name="Heading_20_2">
      <style:paragraph-properties fo:margin-top="0.152cm" fo:margin-bottom="0.011cm" loext:contextual-spacing="false"/>
      <style:text-properties style:use-window-font-color="true"/>
    </style:style>
    <style:style style:name="P3" style:family="paragraph" style:parent-style-name="Heading_20_2">
      <style:paragraph-properties fo:margin-top="0.152cm" fo:margin-bottom="0.011cm" loext:contextual-spacing="false"/>
      <style:text-properties officeooo:paragraph-rsid="000ae288"/>
    </style:style>
    <style:style style:name="P4" style:family="paragraph" style:parent-style-name="Heading_20_2">
      <style:paragraph-properties fo:margin-top="0.051cm" fo:margin-bottom="0cm" loext:contextual-spacing="false"/>
    </style:style>
    <style:style style:name="P5" style:family="paragraph" style:parent-style-name="Heading_20_2">
      <style:paragraph-properties fo:margin-top="0cm" fo:margin-bottom="0cm" loext:contextual-spacing="false"/>
    </style:style>
    <style:style style:name="P6" style:family="paragraph" style:parent-style-name="Text_20_body">
      <style:paragraph-properties fo:margin-top="0cm" fo:margin-bottom="0cm" loext:contextual-spacing="false"/>
      <style:text-properties fo:font-size="13pt" style:font-size-asian="13pt" style:font-size-complex="13pt"/>
    </style:style>
    <style:style style:name="P7" style:family="paragraph" style:parent-style-name="Text_20_body">
      <style:paragraph-properties fo:margin-top="0cm" fo:margin-bottom="0cm" loext:contextual-spacing="false"/>
      <style:text-properties fo:color="#00008b"/>
    </style:style>
    <style:style style:name="P8" style:family="paragraph" style:parent-style-name="Text_20_body">
      <style:paragraph-properties fo:margin-top="0cm" fo:margin-bottom="0cm" loext:contextual-spacing="false"/>
      <style:text-properties fo:color="#00008b" officeooo:paragraph-rsid="0009fb3b"/>
    </style:style>
    <style:style style:name="P9" style:family="paragraph" style:parent-style-name="Text_20_body">
      <style:paragraph-properties fo:margin-top="0cm" fo:margin-bottom="0cm" loext:contextual-spacing="false"/>
      <style:text-properties fo:color="#00008b" officeooo:paragraph-rsid="000ae288"/>
    </style:style>
    <style:style style:name="P10" style:family="paragraph" style:parent-style-name="Text_20_body">
      <style:paragraph-properties fo:margin-top="0cm" fo:margin-bottom="0cm" loext:contextual-spacing="false"/>
      <style:text-properties fo:font-size="12pt" style:font-size-asian="12pt" style:font-size-complex="12pt"/>
    </style:style>
    <style:style style:name="P11" style:family="paragraph" style:parent-style-name="Text_20_body">
      <style:paragraph-properties fo:margin-top="0cm" fo:margin-bottom="0cm" loext:contextual-spacing="false"/>
      <style:text-properties fo:color="#696969"/>
    </style:style>
    <style:style style:name="P12" style:family="paragraph" style:parent-style-name="Text_20_body">
      <style:paragraph-properties fo:margin-top="0cm" fo:margin-bottom="0cm" loext:contextual-spacing="false"/>
      <style:text-properties fo:color="#696969" officeooo:paragraph-rsid="0009fb3b"/>
    </style:style>
    <style:style style:name="P13" style:family="paragraph" style:parent-style-name="Text_20_body">
      <style:paragraph-properties fo:margin-top="0cm" fo:margin-bottom="0cm" loext:contextual-spacing="false"/>
      <style:text-properties fo:color="#696969" officeooo:rsid="0009fb3b" officeooo:paragraph-rsid="0009fb3b"/>
    </style:style>
    <style:style style:name="P14" style:family="paragraph" style:parent-style-name="Title">
      <style:text-properties fo:color="#00008b" officeooo:rsid="0008e206" officeooo:paragraph-rsid="0008e206"/>
    </style:style>
    <style:style style:name="T1" style:family="text">
      <style:text-properties officeooo:rsid="0008e206"/>
    </style:style>
    <style:style style:name="T2" style:family="text">
      <style:text-properties fo:color="#00008b"/>
    </style:style>
    <style:style style:name="T3" style:family="text">
      <style:text-properties officeooo:rsid="0009fb3b"/>
    </style:style>
    <style:style style:name="T4" style:family="text">
      <style:text-properties fo:color="#696969"/>
    </style:style>
    <style:style style:name="T5" style:family="text">
      <style:text-properties fo:color="#696969" officeooo:rsid="0009fb3b"/>
    </style:style>
    <style:style style:name="T6" style:family="text">
      <style:text-properties officeooo:rsid="000ae2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LABWORK -07</text:p>
      <text:h text:style-name="P2" text:outline-level="2">User defined function to check whether a given number is odd or even:</text:h>
      <text:p text:style-name="P10"><text:span text:style-name="T2">myNum = as.integer(readline(prompt="Enter a number: "))</text:span></text:p>
      <text:p text:style-name="P10"><text:span text:style-name="T2">Enter a number: 5</text:span></text:p>
      <text:p text:style-name="P10"><text:span text:style-name="T2">&gt; is.even &lt;- function(myNum) myNum %% 2 == 0</text:span></text:p>
      <text:p text:style-name="P10"><text:span text:style-name="T2">&gt; is.even(myNum)</text:span></text:p>
      <text:p text:style-name="P10"><text:span text:style-name="T2">[1] FALSE</text:span></text:p>
      <text:p text:style-name="P10"><text:span text:style-name="T2">&gt; is.odd &lt;- function(myNum) myNum %% 2 != 0</text:span></text:p>
      <text:p text:style-name="P10"><text:span text:style-name="T2">&gt; is.odd(myNum)</text:span></text:p>
      <text:p text:style-name="P10"><text:span text:style-name="T2">[1] TRUE</text:span></text:p>
      <text:p text:style-name="P10"><text:span text:style-name="T2"/></text:p>
      <text:p text:style-name="P10"><text:span text:style-name="T2">&gt; myNum = as.integer(readline(prompt="Enter a number: "))</text:span></text:p>
      <text:p text:style-name="P10"><text:span text:style-name="T2">Enter a number: 10</text:span></text:p>
      <text:p text:style-name="P10"><text:span text:style-name="T2">&gt; is.even &lt;- function(myNum) myNum %% 2 == 0</text:span></text:p>
      <text:p text:style-name="P10"><text:span text:style-name="T2">&gt; is.even(myNum)</text:span></text:p>
      <text:p text:style-name="P10"><text:span text:style-name="T2">[1] TRUE</text:span></text:p>
      <text:p text:style-name="P10"><text:span text:style-name="T2">&gt; is.odd &lt;- function(myNum) myNum %% 2 != 0</text:span></text:p>
      <text:p text:style-name="P10"><text:span text:style-name="T2">&gt; is.odd(myNum)</text:span></text:p>
      <text:p text:style-name="P10"><text:span text:style-name="T2">[1] FALSE</text:span></text:p>
      <text:p text:style-name="P6"><text:span text:style-name="T2"/></text:p>
      <text:h text:style-name="P2" text:outline-level="2"><text:span text:style-name="T1">U</text:span>ser defined function to check whether a given number is prime or not:</text:h>
      <text:p text:style-name="P7">&gt; isprime &lt;- function(myNum) {</text:p>
      <text:p text:style-name="P7">+ n &lt;- myNum/2</text:p>
      <text:p text:style-name="P7">+ prime &lt;- TRUE</text:p>
      <text:p text:style-name="P7">+ for( i in 2:n) {</text:p>
      <text:p text:style-name="P7">+ if(myNum %% i == 0)</text:p>
      <text:p text:style-name="P7">+ prime &lt;- FALSE</text:p>
      <text:p text:style-name="P7">+ }</text:p>
      <text:p text:style-name="P7">+ </text:p>
      <text:p text:style-name="P7">+ if(myNum==2)</text:p>
      <text:p text:style-name="P7">+ prime &lt;- TRUE</text:p>
      <text:p text:style-name="P7">+ if(prime)</text:p>
      <text:p text:style-name="P7">+ print(paste(myNum," is a Prime Number"))</text:p>
      <text:p text:style-name="P7">+ else</text:p>
      <text:p text:style-name="P7">+ print(paste(myNum," is a Composite Number"))</text:p>
      <text:p text:style-name="P7">+ }</text:p>
      <text:p text:style-name="P7">&gt; isprime(10)</text:p>
      <text:p text:style-name="P7">[1] "10 <text:s/>is a Composite Number"</text:p>
      <text:p text:style-name="P7">&gt; isprime(7)</text:p>
      <text:p text:style-name="P7">[1] "7 <text:s/>is a Prime Number"</text:p>
      <text:h text:style-name="P1" text:outline-level="2"><text:soft-page-break/><text:span text:style-name="T1">U</text:span>ser defined function which get three number as arguments and find<text:span text:style-name="T1">ing</text:span> the greatest of three numbers:</text:h>
      <text:p text:style-name="P7">&gt; maximum = function(num1,num2,num3)</text:p>
      <text:p text:style-name="P7">+ <text:s text:c="4"/>{</text:p>
      <text:p text:style-name="P7">+ <text:s text:c="4"/>max=num1;</text:p>
      <text:p text:style-name="P7">+ <text:s text:c="4"/>if(num2&gt;max)</text:p>
      <text:p text:style-name="P7">+ <text:s text:c="4"/>max=num2;</text:p>
      <text:p text:style-name="P7">+ <text:s text:c="4"/>if(num3&gt;max)</text:p>
      <text:p text:style-name="P7">+ <text:s text:c="4"/>max=num3;</text:p>
      <text:p text:style-name="P7">+ <text:s text:c="4"/>return(max);</text:p>
      <text:p text:style-name="P7">+ <text:s text:c="4"/>}</text:p>
      <text:p text:style-name="P7">&gt; maximum(10,20,30)</text:p>
      <text:p text:style-name="P7">[1] 30</text:p>
      <text:p text:style-name="P7">&gt; maximum(-10,-20,-30)</text:p>
      <text:p text:style-name="P7">[1] -10</text:p>
      <text:p text:style-name="P7"/>
      <text:h text:style-name="P5" text:outline-level="2">Concatenation of strings using paste function:</text:h>
      <text:p text:style-name="P7">&gt; paste ("A", 1:6, sep = "")</text:p>
      <text:p text:style-name="P7">[1] "A1" "A2" "A3" "A4" "A5" "A6"</text:p>
      <text:p text:style-name="P7">&gt; paste ("Today is", date( ) )</text:p>
      <text:p text:style-name="P7">[1] "Today is Mon Sep 14 17:53:00 2020"</text:p>
      <text:p text:style-name="P7"/>
      <text:h text:style-name="P4" text:outline-level="2">Formatting numbers and strings:</text:h>
      <text:p text:style-name="P8">&gt; myString &lt;- "Hello my name is Beulah"<text:tab/><text:tab/><text:span text:style-name="T4"># printing </text:span><text:span text:style-name="T5">myString</text:span></text:p>
      <text:p text:style-name="P7">&gt; print(myString)</text:p>
      <text:p text:style-name="P7">[1] "Hello my name is Beulah"</text:p>
      <text:p text:style-name="P7"/>
      <text:p text:style-name="P8">&gt; print(myString, quote = FALSE)<text:tab/><text:tab/><text:tab/><text:span text:style-name="T4"># printing </text:span><text:span text:style-name="T5">myString </text:span><text:span text:style-name="T4">without quotes</text:span></text:p>
      <text:p text:style-name="P7">[1] Hello my name is Beulah</text:p>
      <text:p text:style-name="P7"/>
      <text:p text:style-name="P11"># <text:span text:style-name="T3">c</text:span>oncatenating and printing using cat() method</text:p>
      <text:p text:style-name="P7">&gt; myString &lt;- "Hello my name is Beulah"</text:p>
      <text:p text:style-name="P7">&gt; cat(myString, "Evanjalin\n")</text:p>
      <text:p text:style-name="P7">Hello my name is Beulah Evanjalin</text:p>
      <text:p text:style-name="P7"/>
      <text:p text:style-name="P7">&gt; cat(myString, "Evanjalin\n", sep="--")</text:p>
      <text:p text:style-name="P7">Hello my name is Beulah—Evanjalin</text:p>
      <text:p text:style-name="P7"/>
      <text:p text:style-name="P12"># <text:span text:style-name="T3">format ( ) function</text:span></text:p>
      <text:p text:style-name="P7">&gt; format(1)</text:p>
      <text:p text:style-name="P7">[1] "1"</text:p>
      <text:p text:style-name="P7">&gt; format(13.4354636)</text:p>
      <text:p text:style-name="P7">[1] "13.43546"</text:p>
      <text:p text:style-name="P7">&gt; format(13.4354677)</text:p>
      <text:p text:style-name="P7">[1] "13.43547"</text:p>
      <text:p text:style-name="P7"><text:soft-page-break/>&gt; format(13.4354677, nsmal = 3)</text:p>
      <text:p text:style-name="P7">[1] "13.43547"</text:p>
      <text:p text:style-name="P7">&gt; format(13, nsmal = 3)</text:p>
      <text:p text:style-name="P7">[1] "13.000"</text:p>
      <text:p text:style-name="P7">&gt; format(13.8, nsmal = 3)</text:p>
      <text:p text:style-name="P7">[1] "13.800"</text:p>
      <text:p text:style-name="P7"/>
      <text:p text:style-name="P13"># format ( ) function to align the given input</text:p>
      <text:p text:style-name="P7">&gt; format("hello", <text:s/>justify = "centre", width = 10)</text:p>
      <text:p text:style-name="P7">[1] <text:s/>" <text:s/>hello <text:s text:c="2"/>"</text:p>
      <text:p text:style-name="P7">&gt; format("hello", <text:s/>justify = "left", width = 10)</text:p>
      <text:p text:style-name="P7">[1] <text:s/>"hello <text:s text:c="4"/>"</text:p>
      <text:p text:style-name="P7">&gt; format("hello", <text:s/>justify = "right", width = 10)</text:p>
      <text:p text:style-name="P7">[1] <text:s/>" <text:s text:c="4"/>hello"</text:p>
      <text:p text:style-name="P7">&gt; format("hello", <text:s/>justify = "none", width = 10)</text:p>
      <text:p text:style-name="P7">[1] <text:s/>"hello"</text:p>
      <text:p text:style-name="P7"/>
      <text:h text:style-name="P1" text:outline-level="2">Counting number of characters in a string:</text:h>
      <text:p text:style-name="P7">&gt; myVecOfChars &lt;- c ( "10345" , "!@#$%^" , "{a,b,c}" , "o" , "What a mighty language!" )</text:p>
      <text:p text:style-name="P7">&gt; nchar (myVecOfChars)</text:p>
      <text:p text:style-name="P7">[1] <text:s text:c="3"/>5 <text:s text:c="3"/>6 <text:s text:c="3"/>7 <text:s text:c="3"/>1 <text:s text:c="2"/>23</text:p>
      <text:p text:style-name="P7"/>
      <text:h text:style-name="P1" text:outline-level="2">Changing case of the string:</text:h>
      <text:p text:style-name="P7">&gt; myName &lt;- "Beulah Evanjalin"</text:p>
      <text:p text:style-name="P7">&gt; toupper (myName)</text:p>
      <text:p text:style-name="P7">[1] <text:s/>"BEULAH EVANJALIN"</text:p>
      <text:p text:style-name="P7">&gt; tolower (myName)</text:p>
      <text:p text:style-name="P7">[1] <text:s/>"beulah evanjalin"</text:p>
      <text:p text:style-name="P7"/>
      <text:h text:style-name="P3" text:outline-level="2">Extracting substring from a string:</text:h>
      <text:p text:style-name="P9"><text:span text:style-name="T6">&gt; </text:span>substring("Beulah", 2) </text:p>
      <text:p text:style-name="P7">[1] "eulah"</text:p>
      <text:p text:style-name="P7">&gt; substring("Beulah", 2, 2) </text:p>
      <text:p text:style-name="P7">[1] "e"</text:p>
      <text:p text:style-name="P7">&gt; substring("Beulah", 2, 4) </text:p>
      <text:p text:style-name="P7">[1] "eul"</text:p>
      <text:p text:style-name="P7">&gt; substring("Beulah", 4) </text:p>
      <text:p text:style-name="P7">[1] "lah"</text:p>
      <text:p text:style-name="P7">&gt; substring("Beulah", 0, 4) </text:p>
      <text:p text:style-name="P7">[1] "Beul"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4T18:14:07.510203197</meta:creation-date>
    <dc:date>2020-09-14T18:37:10.155470891</dc:date>
    <meta:editing-duration>PT2M30S</meta:editing-duration>
    <meta:editing-cycles>1</meta:editing-cycles>
    <meta:generator>LibreOffice/6.4.5.2$Linux_X86_64 LibreOffice_project/40$Build-2</meta:generator>
    <meta:document-statistic meta:table-count="0" meta:image-count="0" meta:object-count="0" meta:page-count="3" meta:paragraph-count="112" meta:word-count="507" meta:character-count="2902" meta:non-whitespace-character-count="2431"/>
  </office:meta>
</office:document-meta>
</file>